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<text:span text:style-name="T2">xChallange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thur Luï¿½s Kuck Konrad</meta:initial-creator>
    <dc:creator>Arthur Luï¿½s Kuck Konrad</dc:creator>
    <meta:creation-date>2022-05-10T20:39:00Z</meta:creation-date>
    <dc:date>2022-05-10T20:40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11" meta:row-count="1" meta:non-whitespace-character-count="11"/>
  </office:meta>
</office:document-meta>
</file>